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8.65pt"/>
    </style:style>
    <style:style style:name="co3" style:family="table-column">
      <style:table-column-properties fo:break-before="auto" style:column-width="221.2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85.41pt"/>
    </style:style>
    <style:style style:name="co6" style:family="table-column">
      <style:table-column-properties fo:break-before="auto" style:column-width="573.31pt"/>
    </style:style>
    <style:style style:name="co7" style:family="table-column">
      <style:table-column-properties fo:break-before="auto" style:column-width="507.15pt"/>
    </style:style>
    <style:style style:name="co8" style:family="table-column">
      <style:table-column-properties fo:break-before="auto" style:column-width="193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bsite-dan-aplikas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Jenis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api.bantenprov.go.id/" xlink:type="simple">ap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okumentasi API Sistem Kepegawaian Daera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kp.bantenprov.go.id/" xlink:type="simple">sk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istem kinerja pegawai Pemerintah Provinsi Bant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po.bantenprov.go.id/" xlink:type="simple">sipo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presisi onlin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mpeg.bantenprov.go.id/" xlink:type="simple">simpeg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Manajemen Kepegawaian Pemerintahan Provinsi Bant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bkd.bantenprov.go.id/" xlink:type="simple">b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Kepegawaian Daerah Provinsi Bant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simunras.kesbangpol.bantenprov.go.id/" xlink:type="simple">Simunras.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kesbangpol.bantenprov.go.id/" xlink:type="simple">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Kesatuan Bangsa dan Politik Provinsi Bante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peta.bpbd.bantenprov.go.id/" xlink:type="simple">Peta.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bpbd.bantenprov.go.id/" xlink:type="simple">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anggulangan Bencana Daerah Provinsi Banten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penda.bantenprov.go.id/" xlink:type="simple">bap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adan Pengelolaan Pendapatan Negara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enda.bantenprov.go.id/" xlink:type="simple">ba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dapatan Daerah Provinsi Bante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dan Pendapatan Daerah (PPKD)</text:p>
          </table:table-cell>
          <table:table-cell office:value-type="string" calcext:value-type="string">
            <text:p><text:a xlink:href="http://dppkd.bantenprov.go.id/" xlink:type="simple">dpp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ndapatan dan Pengelolaan Keungan Daerah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dan Pengelolaan Keuangan dan Aset Daerah</text:p>
          </table:table-cell>
          <table:table-cell office:value-type="string" calcext:value-type="string">
            <text:p><text:a xlink:href="http://bpkad.bantenprov.go.id/" xlink:type="simple">bpk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elolaan Keuangan dan Aset Daerah Provinsi Bante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litbang.bantenprov.go.id/" xlink:type="simple">litbang.bantenprov.go.id/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enelitian dan Pengembangan Daerah Provinsi Bante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dms.bandiklat.bantenprov.go.id/" xlink:type="simple">dms.bandikl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istem badan diklat Provinsi Bante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bpsdmd.bantenprov.go.id/" xlink:type="simple">bpsd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embangan Sumber Daya Manusia Daerah Provinsi Bante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dan Penghubung Daerah</text:p>
          </table:table-cell>
          <table:table-cell office:value-type="string" calcext:value-type="string">
            <text:p><text:a xlink:href="http://penghubung.bantenprov.go.id/" xlink:type="simple">penghubu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nghubung Daerah Provinsi Bante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trw.bappeda.bantenprov.go.id/" xlink:type="simple">Rtrw.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lapbul.bappeda.bantenprov.go.id/" xlink:type="simple">lapbul.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Laporan Bulanan Badan Perencanaan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edrpk.bantenprov.go.id/" xlink:type="simple">edrp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encanaan Pembangunan Daerah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pjmd.bantenprov.go.id/" xlink:type="simple">rpj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Rencana Pembangunan Jangka Menengah Daerah Provinsi Banten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dalev.bantenprov.go.id/" xlink:type="simple">dalev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ngendalian, Evaluasi, dan Monitoring Provinsi Banten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bappeda.bantenprov.go.id/" xlink:type="simple">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adan Perencanaan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ai Kesehatan Kerja Masyarakat</text:p>
          </table:table-cell>
          <table:table-cell office:value-type="string" calcext:value-type="string">
            <text:p><text:a xlink:href="http://bkkm.bantenprov.go.id/" xlink:type="simple">bk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Unit Pelayanan Terpadu - Balai Kesehatan Kerja Masyarakat Provinsi Banten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lai Pelayanan Pendidikan Non Formal</text:p>
          </table:table-cell>
          <table:table-cell office:value-type="string" calcext:value-type="string">
            <text:p><text:a xlink:href="http://bppnf.bantenprov.go.id/" xlink:type="simple">bppnf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Balai Pelayanan Pendidikan Non-Formal Dinas pendidikan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lai Pengelolaan Taman Hutan Raya Banten</text:p>
          </table:table-cell>
          <table:table-cell office:value-type="string" calcext:value-type="string">
            <text:p><text:a xlink:href="http://gistahura.dishutbun.bantenprov.go.id/" xlink:type="simple">gistahura.dishutbun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metaan Hutan di Provinsi Banten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ekbang.bantenprov.go.id/" xlink:type="simple">ekb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iro Administrasi Pembangunan Daerah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tatasurat.biroadpem.bantenprov.go.id/" xlink:type="simple">tatasurat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tata surat biro ekonomi dan pembangunan Provinsi Banten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sppd.biroadpem.bantenprov.go.id/" xlink:type="simple">sppd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erangkat Daerah - Biro Administrasi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biroadpem.bantenprov.go.id/" xlink:type="simple">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Administrasi Pembangunan Daerah Provinsi Banten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iro Bina Perekonomian</text:p>
          </table:table-cell>
          <table:table-cell office:value-type="string" calcext:value-type="string">
            <text:p><text:a xlink:href="http://biroekonomi.bantenprov.go.id/" xlink:type="simple">biroekonom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Bina Perekonomian Provinsi Bante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jdihukum.bantenprov.go.id/" xlink:type="simple">jdihukum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aturan perundang-undanga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birohukum.bantenprov.go.id/" xlink:type="simple">birohuk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Hukum Provinsi Bante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ro Pemerintahan</text:p>
          </table:table-cell>
          <table:table-cell office:value-type="string" calcext:value-type="string">
            <text:p><text:a xlink:href="http://biropemerintahan.bantenprov.go.id/" xlink:type="simple">biropemerintah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Biro Pemerintahan Provinsi Bante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perlengkapanaset.bantenprov.go.id/" xlink:type="simple">biroperlengkapanase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esmi Biro Perlengkapan dan Aset Provinsi Bante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n.bantenprov.go.id/" xlink:type="simple">Distambe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dan Sumber Daya Mineral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rekomtekairtanah.desdm.bantenprov.go.id/" xlink:type="simple">Rekomtekairtanah.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m.bantenprov.go.id/" xlink:type="simple">distamb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Energi dan Sumber Daya Mineral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esdm.bantenprov.go.id/" xlink:type="simple">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Energi dan Sumber Daya Mineral Provinsi Bante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nas Kepemudaan dan Olah Raga</text:p>
          </table:table-cell>
          <table:table-cell office:value-type="string" calcext:value-type="string">
            <text:p><text:a xlink:href="http://dispora.bantenprov.go.id/" xlink:type="simple">dispo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epemudaan dan Olah Raga Provinsi Bante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sdm.dinkes.bantenprov.go.id/" xlink:type="simple">Sdm.dinke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bkpp.bantenprov.go.id/" xlink:type="simple">bk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aplikasi Dinas Ketahanan Pangan dan Penyuluha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bursakerja.bantenprov.go.id/" xlink:type="simple">bursakerj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bursa kerja Pemerintah Provinsi Banten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sipatas.bantenprov.go.id/" xlink:type="simple">sipata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ipatas - Sistem Pelaporan Keternagakerjaan Asing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lapor.disnakertrans.bantenprov.go.id/" xlink:type="simple">lapor.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E-WaLK - Sistem Pelaporan Keternagakerjaan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disnakertrans.bantenprov.go.id/" xlink:type="simple">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etenaga Kerjaan dan Transmigrasi Provinsi Banten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reportlpse.bantenprov.go.id/" xlink:type="simple">reportlpse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enyelenggarapos.dishubkominfo.bantenprov.go.id/" xlink:type="simple">Penyelenggarapo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helpdesk.bantenprov.go.id/" xlink:type="simple">helpdes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engaduan dan Pelayanan OPD ke Dinas KOMINFO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ediamonitoring.bantenprov.go.id/" xlink:type="simple">mediamonitor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Aplikasi Dinas Komunikasi Informatika Statistik dan Persandian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ev.bantenprov.go.id/" xlink:type="simple">dev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eveloper Banten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lip.bantenprov.go.id/" xlink:type="simple">simli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Manajemen Layanan Informasi Publik Provinsi Banten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potda.bantenprov.go.id/" xlink:type="simple">simpot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manajemen potensi daerah Provinsi Banten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pid.bantenprov.go.id/" xlink:type="simple">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ejabat pengelola informasi dan domumentasi Provinsi Banten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virtualtour.bantenprov.go.id/" xlink:type="simple">virtualtou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virtual tour panorama banten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pid.bantenprov.go.id/" xlink:type="simple">k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Penyiaran Daerah Provinsi Banten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omisiinformasi.bantenprov.go.id/" xlink:type="simple">komisiinform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Informasi Provinsi Banten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onitor.bantenprov.go.id/" xlink:type="simple">monito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Monitoring Website dan Aplikasi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msppid.bantenprov.go.id/" xlink:type="simple">dms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ystem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lpse.bantenprov.go.id/" xlink:type="simple">lpse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si layanan pengadaan secara elektronik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ral.bppt.go.id/" xlink:type="simple">simral.bppt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rencanaan, pengangggaran dan pelaporan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aya.go.id/" xlink:type="simple">simaya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eOffice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ehibahbansos.bantenprov.go.id/" xlink:type="simple">ehibahba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hibah dan bantuan sosial Pemerintah Provinsi Banten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cloud.bantenprov.go.id/" xlink:type="simple">clo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Banten Cloud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ms.bantenprov.go.id/" xlink:type="simple">sm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MS Gateway Provinsi Banten - Aplikasi SMS Center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epormas.bantenprov.go.id/" xlink:type="simple">eporma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Pengaduan Online Berbasis Android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ppd.diskominfo.bantenprov.go.id/" xlink:type="simple">sppd.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erangkat Daerah - Dinas Komunikasi, Informatika, Statistik, dan Persandian Provinsi Banten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ppd.bantenprov.go.id/" xlink:type="simple">spp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Surat Perintah Perjalanan Dinas Provinsi Banten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tatistik.bantenprov.go.id/" xlink:type="simple">statist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Banten Satu Data Provinsi Banten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iskominfo.bantenprov.go.id/" xlink:type="simple">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Komunikasi, Informatika, Statistik dan Persandian Provinsi Banten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inas Koperasi, Usaha Kecil dan Menengah</text:p>
          </table:table-cell>
          <table:table-cell office:value-type="string" calcext:value-type="string">
            <text:p><text:a xlink:href="http://dinkopukm.bantenprov.go.id/" xlink:type="simple">dinkopu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Dinas Koperasi, usaha kecil dan menengah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ishutbun.bantenprov.go.id/" xlink:type="simple">dishutbu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Lingkungan hidup dan Kehutanan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visit.bantenprov.go.id/" xlink:type="simple">visi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Visit Banten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budpar.bantenprov.go.id/" xlink:type="simple">disbudpa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lapbul.dbmtr.bantenprov.go.id/" xlink:type="simple">lapbul.dbmt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laporan bulanan Dinas Bina Marga dan Tata Ruang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dpupr.bantenprov.go.id/" xlink:type="simple">dpup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kerjaan Umum dan Penataan Ruang Provinsi Banten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prodeskel.bantenprov.go.id/" xlink:type="simple">prodeske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rofile desa dan kelurahan Provinsi Banten</text:p>
          </table:table-cell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kpa.bantenprov.go.id/" xlink:type="simple">kp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Komisi Perlindungan Anak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sarprassmk.dindikbud.bantenprov.go.id/" xlink:type="simple">Sarprassmk.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ppdb.bantenprov.go.id/" xlink:type="simple">ppd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PDB Dinas Pendidikan Provinsi Banten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dindikbud.bantenprov.go.id/" xlink:type="simple">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ndidikan dan Kebudayaan Provinsi Banten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pelabuhan.dishubkominfo.bantenprov.go.id/" xlink:type="simple">pelabuhan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atabase Pelabuahan di Provinsi Banten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atin.dishub.bantenprov.go.id/" xlink:type="simple">datin.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atabase Dishub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ms.dishubkominfo.bantenprov.go.id/" xlink:type="simple">dm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Aplikasi dokumen manajemen sistem DISHUBKOMINFO Provinsi Banten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infomudik.bantenprov.go.id/" xlink:type="simple">infomud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Informasi Mudik Lebaran Pemerintah Provinsi Banten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trayek.bantenprov.go.id/" xlink:type="simple">traye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em Informasi Manajemen Database Pelayanan Perizinan Angkutan Umum AKDP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sigap.bantenprov.go.id/" xlink:type="simple">siga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Sistim Informasi harga pangan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" xlink:type="simple"> 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bpad.bantenprov.go.id/" xlink:type="simple">bp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rpustakaan dan Kearsipan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alsintan.distanak.bantenprov.go.id/" xlink:type="simple">Alsintan.distana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</text:p>
          </table:table-cell>
          <table:table-cell office:value-type="string" calcext:value-type="string">
            <text:p>Permohonan Aplikasi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dispertan.bantenprov.go.id/" xlink:type="simple">dispert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Pertanian Provinsi Banten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dsdap.bantenprov.go.id/" xlink:type="simple">dsda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ohonan Website Dinas Perumahan Rakyat dan Kawasan Pemukiman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inas Sosial</text:p>
          </table:table-cell>
          <table:table-cell office:value-type="string" calcext:value-type="string">
            <text:p><text:a xlink:href="http://dinsos.bantenprov.go.id/" xlink:type="simple">di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Dinas Sosial Provinsi Banten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spektorat Provinsi</text:p>
          </table:table-cell>
          <table:table-cell office:value-type="string" calcext:value-type="string">
            <text:p><text:a xlink:href="http://inspektorat.bantenprov.go.id/" xlink:type="simple">inspektor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Inspektorat Provinsi Banten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SU Malingping</text:p>
          </table:table-cell>
          <table:table-cell office:value-type="string" calcext:value-type="string">
            <text:p><text:a xlink:href="http://rsudmalingping.bantenprov.go.id/" xlink:type="simple">rsudmalingp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umah Sakit Umum Daerah Malingping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info-rs.bantenprov.go.id/" xlink:type="simple">info-r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rsud.bantenprov.go.id/" xlink:type="simple">rs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rumah sakit umum daerah Provinsi Banten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atuan Polisi Pamong Praja</text:p>
          </table:table-cell>
          <table:table-cell office:value-type="string" calcext:value-type="string">
            <text:p><text:a xlink:href="http://satpolpp.bantenprov.go.id/" xlink:type="simple">satpol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Situs Resmi Perangkat Daerah - Satuan Polisi Pamong Praja Provinsi Banten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kretariat Daerah</text:p>
          </table:table-cell>
          <table:table-cell office:value-type="string" calcext:value-type="string">
            <text:p><text:a xlink:href="http://pkk.bantenprov.go.id/" xlink:type="simple">pk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site PKK Provinsi Banten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kretariat DPRD</text:p>
          </table:table-cell>
          <table:table-cell office:value-type="string" calcext:value-type="string">
            <text:p><text:a xlink:href="http://setdprd.bantenprov.go.id/" xlink:type="simple">setdprd.bantenprov.go.id</text:a></text:p>
          </table:table-cell>
          <table:table-cell table:style-name="ce3"/>
          <table:table-cell office:value-type="string" calcext:value-type="string">
            <text:p>Website</text:p>
          </table:table-cell>
          <table:table-cell office:value-type="string" calcext:value-type="string">
            <text:p>website Sekretariat DPRD Provinsi Banten</text:p>
          </table:table-cell>
          <table:table-cell table:style-name="Default"/>
          <table:table-cell table:number-columns-repeated="1017"/>
        </table:table-row>
      </table:table>
      <table:table table:name="websit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api.bantenprov.go.id/" xlink:type="simple">ap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okumentasi API Sistem Kepegawai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bkd.bantenprov.go.id/" xlink:type="simple">b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Kepegawai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kesbangpol.bantenprov.go.id/" xlink:type="simple">kesbangpo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Kesatuan Bangsa dan Politi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bpbd.bantenprov.go.id/" xlink:type="simple">bpb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anggulangan Bencana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penda.bantenprov.go.id/" xlink:type="simple">bap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adan Pengelolaan Pendapatan Negara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an Pendapatan Daerah</text:p>
          </table:table-cell>
          <table:table-cell office:value-type="string" calcext:value-type="string">
            <text:p><text:a xlink:href="http://bapenda.bantenprov.go.id/" xlink:type="simple">bapen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dapat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dan Pendapatan Daerah (PPKD)</text:p>
          </table:table-cell>
          <table:table-cell office:value-type="string" calcext:value-type="string">
            <text:p><text:a xlink:href="http://dppkd.bantenprov.go.id/" xlink:type="simple">dppk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Pendapatan dan Pengelolaan Keung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dan Pengelolaan Keuangan dan Aset Daerah</text:p>
          </table:table-cell>
          <table:table-cell office:value-type="string" calcext:value-type="string">
            <text:p><text:a xlink:href="http://bpkad.bantenprov.go.id/" xlink:type="simple">bpk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elolaan Keuangan dan Aset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litbang.bantenprov.go.id/" xlink:type="simple">litbang.bantenprov.go.id/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enelitian dan Pengembangan Daerah Provinsi Banten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bpsdmd.bantenprov.go.id/" xlink:type="simple">bpsd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embangan Sumber Daya Manusia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 Penghubung Daerah</text:p>
          </table:table-cell>
          <table:table-cell office:value-type="string" calcext:value-type="string">
            <text:p><text:a xlink:href="http://penghubung.bantenprov.go.id/" xlink:type="simple">penghubu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nghubung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rtrw.bappeda.bantenprov.go.id/" xlink:type="simple">Rtrw.bappeda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dan Perencanaan Pembangunan Daerah</text:p>
          </table:table-cell>
          <table:table-cell office:value-type="string" calcext:value-type="string">
            <text:p><text:a xlink:href="http://bappeda.bantenprov.go.id/" xlink:type="simple">bappe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adan Perencanaan Pembangun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ai Kesehatan Kerja Masyarakat</text:p>
          </table:table-cell>
          <table:table-cell office:value-type="string" calcext:value-type="string">
            <text:p><text:a xlink:href="http://bkkm.bantenprov.go.id/" xlink:type="simple">bk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Unit Pelayanan Terpadu - Balai Kesehatan Kerja Masyarak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ai Pelayanan Pendidikan Non Formal</text:p>
          </table:table-cell>
          <table:table-cell office:value-type="string" calcext:value-type="string">
            <text:p><text:a xlink:href="http://bppnf.bantenprov.go.id/" xlink:type="simple">bppnf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rmohonan Website Balai Pelayanan Pendidikan Non-Formal Dinas pendidik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lai Pengelolaan Taman Hutan Raya Banten</text:p>
          </table:table-cell>
          <table:table-cell office:value-type="string" calcext:value-type="string">
            <text:p><text:a xlink:href="http://gistahura.dishutbun.bantenprov.go.id/" xlink:type="simple">gistahura.dishutbun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metaan Hutan d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ekbang.bantenprov.go.id/" xlink:type="simple">ekb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iro Administrasi Pembangunan Daer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biroadpem.bantenprov.go.id/" xlink:type="simple">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Administrasi Pembangun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ro Administrasi Rumah Tangga Pimpinan</text:p>
          </table:table-cell>
          <table:table-cell office:value-type="string" calcext:value-type="string">
            <text:p><text:a xlink:href="http://biroaprt.bantenprov.go.id/" xlink:type="simple">biroapr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Administrasi Rumah Tangga Pimpi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iro Bina Infrastruktur dan Sumber Daya Alam</text:p>
          </table:table-cell>
          <table:table-cell office:value-type="string" calcext:value-type="string">
            <text:p><text:a xlink:href="http://biroisd.bantenprov.go.id/" xlink:type="simple">birois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Bina Infrastruktur dan Sumber Day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o Bina Perekonomian</text:p>
          </table:table-cell>
          <table:table-cell office:value-type="string" calcext:value-type="string">
            <text:p><text:a xlink:href="http://biroekonomi.bantenprov.go.id/" xlink:type="simple">biroekonom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Bina Perekonom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iro Hukum</text:p>
          </table:table-cell>
          <table:table-cell office:value-type="string" calcext:value-type="string">
            <text:p><text:a xlink:href="http://birohukum.bantenprov.go.id/" xlink:type="simple">birohuk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Hukum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ro Kesejahteraan Rakyat</text:p>
          </table:table-cell>
          <table:table-cell office:value-type="string" calcext:value-type="string">
            <text:p><text:a xlink:href="http://birokesra.bantenprov.go.id/" xlink:type="simple">birokes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Kesejahteraan Raky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ro Organisasi</text:p>
          </table:table-cell>
          <table:table-cell office:value-type="string" calcext:value-type="string">
            <text:p><text:a xlink:href="http://biroorganisasi.bantenprov.go.id/" xlink:type="simple">biroorganis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Organis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iro Pemerintahan</text:p>
          </table:table-cell>
          <table:table-cell office:value-type="string" calcext:value-type="string">
            <text:p><text:a xlink:href="http://biropemerintahan.bantenprov.go.id/" xlink:type="simple">biropemerintah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Pemerint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perlengkapanaset.bantenprov.go.id/" xlink:type="simple">biroperlengkapanase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esmi Biro Perlengkapan dan Ase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ro Umum</text:p>
          </table:table-cell>
          <table:table-cell office:value-type="string" calcext:value-type="string">
            <text:p><text:a xlink:href="http://biroumum.bantenprov.go.id/" xlink:type="simple">biroumu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Biro Umum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n.bantenprov.go.id/" xlink:type="simple">Distambe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dan Sumber Daya Mineral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istambem.bantenprov.go.id/" xlink:type="simple">distamb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Energi dan Sumber Daya Mineral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nas Energi dan Sumber Daya Mineral</text:p>
          </table:table-cell>
          <table:table-cell office:value-type="string" calcext:value-type="string">
            <text:p><text:a xlink:href="http://desdm.bantenprov.go.id/" xlink:type="simple">desd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Energi dan Sumber Daya Mineral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nas Kelautan dan Perikanan</text:p>
          </table:table-cell>
          <table:table-cell office:value-type="string" calcext:value-type="string">
            <text:p><text:a xlink:href="http://dkp.bantenprov.go.id/" xlink:type="simple">dk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lautan dan Perika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nas Kepemudaan dan Olah Raga</text:p>
          </table:table-cell>
          <table:table-cell office:value-type="string" calcext:value-type="string">
            <text:p><text:a xlink:href="http://dispora.bantenprov.go.id/" xlink:type="simple">dispor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pemudaan dan Olah Rag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sdm.dinkes.bantenprov.go.id/" xlink:type="simple">Sdm.dinkes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nas Kesehatan</text:p>
          </table:table-cell>
          <table:table-cell office:value-type="string" calcext:value-type="string">
            <text:p><text:a xlink:href="http://dinkes.bantenprov.go.id/" xlink:type="simple">dinke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sehat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bkpp.bantenprov.go.id/" xlink:type="simple">bk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aplikasi Dinas Ketahanan Pangan dan Penyuluh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nas Ketahanan Pangan</text:p>
          </table:table-cell>
          <table:table-cell office:value-type="string" calcext:value-type="string">
            <text:p><text:a xlink:href="http://disketapang.bantenprov.go.id/" xlink:type="simple">disketapa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tahanan Pa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bursakerja.bantenprov.go.id/" xlink:type="simple">bursakerj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bursa kerja Pemerint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nas Ketenaga Kerjaan dan Transmigrasi</text:p>
          </table:table-cell>
          <table:table-cell office:value-type="string" calcext:value-type="string">
            <text:p><text:a xlink:href="http://disnakertrans.bantenprov.go.id/" xlink:type="simple">disnakertran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etenaga Kerjaan dan Transmigr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reportlpse.bantenprov.go.id/" xlink:type="simple">reportlpse.bantenprov.go.id</text:a></text:p>
          </table:table-cell>
          <table:table-cell office:value-type="string" calcext:value-type="string">
            <text:p>Diluar 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enyelenggarapos.dishubkominfo.bantenprov.go.id/" xlink:type="simple">Penyelenggarapos.dishubkominfo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mediamonitoring.bantenprov.go.id/" xlink:type="simple">mediamonitor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Aplikasi Dinas Komunikasi Informatika Statistik dan Persandi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ev.bantenprov.go.id/" xlink:type="simple">dev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Website Developer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ppid.bantenprov.go.id/" xlink:type="simple">p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ejabat pengelola informasi dan domument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virtualtour.bantenprov.go.id/" xlink:type="simple">virtualtou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virtual tour panorama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pid.bantenprov.go.id/" xlink:type="simple">kpi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Penyiaran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komisiinformasi.bantenprov.go.id/" xlink:type="simple">komisiinformasi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Informas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diskominfo.bantenprov.go.id/" xlink:type="simple">dis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Komunikasi, Informatika, Statistik dan Persand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bantenprov.go.id/" xlink:type="simple">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merint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nas Koperasi, Usaha Kecil dan Menengah</text:p>
          </table:table-cell>
          <table:table-cell office:value-type="string" calcext:value-type="string">
            <text:p><text:a xlink:href="http://dinkopukm.bantenprov.go.id/" xlink:type="simple">dinkopuk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Dinas Koperasi, usaha kecil dan menengah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ishutbun.bantenprov.go.id/" xlink:type="simple">dishutbu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Lingkungan hidup dan Kehutan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nas Lingkungan Hidup dan Kehutanan</text:p>
          </table:table-cell>
          <table:table-cell office:value-type="string" calcext:value-type="string">
            <text:p><text:a xlink:href="http://dlhk.bantenprov.go.id/" xlink:type="simple">dlh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Lingkungan Hidup dan Kehuta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visit.bantenprov.go.id/" xlink:type="simple">visi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Visit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budpar.bantenprov.go.id/" xlink:type="simple">disbudpar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nas Pariwisata</text:p>
          </table:table-cell>
          <table:table-cell office:value-type="string" calcext:value-type="string">
            <text:p><text:a xlink:href="http://dispar.bantenprov.go.id/" xlink:type="simple">dispa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ariwisat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dpupr.bantenprov.go.id/" xlink:type="simple">dpup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kerjaan Umum dan Penataan Ruang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prodeskel.bantenprov.go.id/" xlink:type="simple">prodeskel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rofile desa dan kelurah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nas Pemberdayaan Masyarakat dan Desa</text:p>
          </table:table-cell>
          <table:table-cell office:value-type="string" calcext:value-type="string">
            <text:p><text:a xlink:href="http://dpmd.bantenprov.go.id/" xlink:type="simple">dpm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mberdayaan Masyarakat dan Des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kpa.bantenprov.go.id/" xlink:type="simple">kp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Komisi Perlindungan Anak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inas Pemberdayaan Perempuan, Perlindungan Anak, Kependudukan dan Keluarga Berencana</text:p>
          </table:table-cell>
          <table:table-cell office:value-type="string" calcext:value-type="string">
            <text:p><text:a xlink:href="http://dp3akkb.bantenprov.go.id/" xlink:type="simple">dp3akk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dp3akkb.bantenprov.go.id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nas Penanaman Modal dan Pelayanan Terpadu Satu Pintu</text:p>
          </table:table-cell>
          <table:table-cell office:value-type="string" calcext:value-type="string">
            <text:p><text:a xlink:href="http://dpmptsp.bantenprov.go.id/" xlink:type="simple">dpmpts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nanaman Modal dan Pelayanan Terpadu Satu Pintu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sarprassmk.dindikbud.bantenprov.go.id/" xlink:type="simple">Sarprassmk.dindikbud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nas Pendidikan dan Kebudayaan</text:p>
          </table:table-cell>
          <table:table-cell office:value-type="string" calcext:value-type="string">
            <text:p><text:a xlink:href="http://dindikbud.bantenprov.go.id/" xlink:type="simple">dindikb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ndidikan dan Kebudaya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pelabuhan.dishubkominfo.bantenprov.go.id/" xlink:type="simple">pelabuhan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Database Pelabuahan di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infomudik.bantenprov.go.id/" xlink:type="simple">infomudi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Informasi Mudik Lebaran Pemerint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ishub.bantenprov.go.id/" xlink:type="simple">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hubu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disperindag.bantenprov.go.id/" xlink:type="simple">disperinda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industrian dan Perdagang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" xlink:type="simple"> 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bpad.bantenprov.go.id/" xlink:type="simple">bpa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rmohonan Website Dinas Perpustakaan dan Kearsip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inas Perpustakaan dan Kearsipan</text:p>
          </table:table-cell>
          <table:table-cell office:value-type="string" calcext:value-type="string">
            <text:p><text:a xlink:href="http://dpk.bantenprov.go.id/" xlink:type="simple">dp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pustakaan dan Kearsip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inas Pertanian</text:p>
          </table:table-cell>
          <table:table-cell office:value-type="string" calcext:value-type="string">
            <text:p><text:a xlink:href="http://dispertan.bantenprov.go.id/" xlink:type="simple">dispertan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tani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dsdap.bantenprov.go.id/" xlink:type="simple">dsda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Permohonan Website Dinas Perumahan Rakyat dan Kawasan Pemukim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inas Perumahan Rakyat dan Kawasan Permukiman</text:p>
          </table:table-cell>
          <table:table-cell office:value-type="string" calcext:value-type="string">
            <text:p><text:a xlink:href="http://perkim.bantenprov.go.id/" xlink:type="simple">perki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Perumahan Rakyat dan Kawasan Permukim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nas Sosial</text:p>
          </table:table-cell>
          <table:table-cell office:value-type="string" calcext:value-type="string">
            <text:p><text:a xlink:href="http://dinsos.bantenprov.go.id/" xlink:type="simple">dinsos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Dinas Sosial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spektorat Provinsi</text:p>
          </table:table-cell>
          <table:table-cell office:value-type="string" calcext:value-type="string">
            <text:p><text:a xlink:href="http://inspektorat.bantenprov.go.id/" xlink:type="simple">inspektor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Inspektor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SU Malingping</text:p>
          </table:table-cell>
          <table:table-cell office:value-type="string" calcext:value-type="string">
            <text:p><text:a xlink:href="http://rsudmalingping.bantenprov.go.id/" xlink:type="simple">rsudmalingping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umah Sakit Umum Daerah Malingping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info-rs.bantenprov.go.id/" xlink:type="simple">info-rs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SUD Banten</text:p>
          </table:table-cell>
          <table:table-cell office:value-type="string" calcext:value-type="string">
            <text:p><text:a xlink:href="http://rsud.bantenprov.go.id/" xlink:type="simple">rsud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rumah sakit umum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tuan Polisi Pamong Praja</text:p>
          </table:table-cell>
          <table:table-cell office:value-type="string" calcext:value-type="string">
            <text:p><text:a xlink:href="http://satpolpp.bantenprov.go.id/" xlink:type="simple">satpolp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tus Resmi Perangkat Daerah - Satuan Polisi Pamong Praja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kretariat Daerah</text:p>
          </table:table-cell>
          <table:table-cell office:value-type="string" calcext:value-type="string">
            <text:p><text:a xlink:href="http://pkk.bantenprov.go.id/" xlink:type="simple">pk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Website PK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kretariat DPRD</text:p>
          </table:table-cell>
          <table:table-cell office:value-type="string" calcext:value-type="string">
            <text:p><text:a xlink:href="http://setdprd.bantenprov.go.id/" xlink:type="simple">setdprd.bantenprov.go.id</text:a></text:p>
          </table:table-cell>
          <table:table-cell table:style-name="ce3"/>
          <table:table-cell office:value-type="string" calcext:value-type="string">
            <text:p>website Sekretariat DPRD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</table:table>
      <table:table table:name="aplikasi" table:style-name="ta1">
        <table:table-column table:style-name="co1" table:default-cell-style-name="Default"/>
        <table:table-column table:style-name="co2" table:default-cell-style-name="ce2"/>
        <table:table-column table:style-name="co8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OPD / Lembag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osisi Server</text:p>
          </table:table-cell>
          <table:table-cell table:style-name="ce1" office:value-type="string" calcext:value-type="string">
            <text:p>Keterangan</text:p>
          </table:table-cell>
          <table:table-cell table:style-name="ce1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kp.bantenprov.go.id/" xlink:type="simple">skp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Aplikasi sistem kinerja pegawai Pemerintah Provinsi Banten</text:p>
          </table:table-cell>
          <table:table-cell office:value-type="string" calcext:value-type="string">
            <text:p>Tidak Aktif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<text:a xlink:href="http://sipo.bantenprov.go.id/" xlink:type="simple">sipo.bantenprov.go.id</text:a></text:p>
          </table:table-cell>
          <table:table-cell office:value-type="string" calcext:value-type="string">
            <text:p>Diluar Kominfo</text:p>
          </table:table-cell>
          <table:table-cell office:value-type="string" calcext:value-type="string">
            <text:p>Sistem informasi presisi online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n Kesatuan Bangsa dan Politik</text:p>
          </table:table-cell>
          <table:table-cell office:value-type="string" calcext:value-type="string">
            <text:p><text:a xlink:href="http://simunras.kesbangpol.bantenprov.go.id/" xlink:type="simple">Simunras.kesbangpol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an Penanggulangan Bencana Daerah</text:p>
          </table:table-cell>
          <table:table-cell office:value-type="string" calcext:value-type="string">
            <text:p><text:a xlink:href="http://peta.bpbd.bantenprov.go.id/" xlink:type="simple">Peta.bpbd.bantenprov.go.id</text:a></text:p>
          </table:table-cell>
          <table:table-cell office:value-type="string" calcext:value-type="string">
            <text:p>Kominfo</text:p>
          </table:table-cell>
          <table:table-cell table:style-name="ce3"/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dan Pengembangan Sumber Daya Manusia Daerah</text:p>
          </table:table-cell>
          <table:table-cell office:value-type="string" calcext:value-type="string">
            <text:p><text:a xlink:href="http://dms.bandiklat.bantenprov.go.id/" xlink:type="simple">dms.bandiklat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okumen manajemen sistem badan diklat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ro Administrasi Pembangunan Daerah</text:p>
          </table:table-cell>
          <table:table-cell office:value-type="string" calcext:value-type="string">
            <text:p><text:a xlink:href="http://tatasurat.biroadpem.bantenprov.go.id/" xlink:type="simple">tatasurat.biroadpem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tata surat biro ekonomi dan pembangunan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helpdesk.bantenprov.go.id/" xlink:type="simple">helpdesk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Pengaduan dan Pelayanan OPD ke Dinas KOMINFO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lip.bantenprov.go.id/" xlink:type="simple">simli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Manajemen Layanan Informasi Publik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nas Komunikasi, Informatika, Statistik dan Persandian</text:p>
          </table:table-cell>
          <table:table-cell office:value-type="string" calcext:value-type="string">
            <text:p><text:a xlink:href="http://simpotda.bantenprov.go.id/" xlink:type="simple">simpotda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manajemen potensi daerah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nas Pekerjaan Umum dan Penataan Ruang</text:p>
          </table:table-cell>
          <table:table-cell office:value-type="string" calcext:value-type="string">
            <text:p><text:a xlink:href="http://lapbul.dbmtr.bantenprov.go.id/" xlink:type="simple">lapbul.dbmtr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laporan bulanan Dinas Bina Marga dan Tata Ruang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atin.dishub.bantenprov.go.id/" xlink:type="simple">datin.dishub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atabase Dishub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as Perhubungan</text:p>
          </table:table-cell>
          <table:table-cell office:value-type="string" calcext:value-type="string">
            <text:p><text:a xlink:href="http://dms.dishubkominfo.bantenprov.go.id/" xlink:type="simple">dms.dishubkominfo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Aplikasi dokumen manajemen sistem DISHUBKOMINFO Provinsi Bante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nas Perindustrian dan Perdagangan</text:p>
          </table:table-cell>
          <table:table-cell office:value-type="string" calcext:value-type="string">
            <text:p><text:a xlink:href="http://sigap.bantenprov.go.id/" xlink:type="simple">sigap.bantenprov.go.id</text:a></text:p>
          </table:table-cell>
          <table:table-cell office:value-type="string" calcext:value-type="string">
            <text:p>Kominfo</text:p>
          </table:table-cell>
          <table:table-cell office:value-type="string" calcext:value-type="string">
            <text:p>Sistim Informasi harga pangan</text:p>
          </table:table-cell>
          <table:table-cell office:value-type="string" calcext:value-type="string">
            <text:p>Aktif</text:p>
          </table:table-cell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8:57:01.920350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8:42:03.378435044</meta:creation-date>
    <dc:date>2018-01-07T08:58:00.232039058</dc:date>
    <meta:editing-duration>PT11M53S</meta:editing-duration>
    <meta:editing-cycles>5</meta:editing-cycles>
    <meta:generator>LibreOffice/5.3.1.2$Linux_X86_64 LibreOffice_project/30m0$Build-2</meta:generator>
    <meta:document-statistic meta:table-count="3" meta:cell-count="1154" meta:object-count="0"/>
  </office:meta>
</office:document-meta>
</file>